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officeooo:rsid="0007175a" officeooo:paragraph-rsid="0007175a"/>
    </style:style>
    <style:style style:name="P2" style:family="paragraph" style:parent-style-name="Standard">
      <style:text-properties officeooo:rsid="0007175a" officeooo:paragraph-rsid="0028405f"/>
    </style:style>
    <style:style style:name="P3" style:family="paragraph" style:parent-style-name="Standard">
      <style:text-properties officeooo:rsid="0007175a" officeooo:paragraph-rsid="002c411b"/>
    </style:style>
    <style:style style:name="P4" style:family="paragraph" style:parent-style-name="Standard">
      <style:text-properties officeooo:rsid="0007175a" officeooo:paragraph-rsid="003aca98"/>
    </style:style>
    <style:style style:name="P5" style:family="paragraph" style:parent-style-name="Standard">
      <style:text-properties officeooo:rsid="000806ab" officeooo:paragraph-rsid="000806ab"/>
    </style:style>
    <style:style style:name="P6" style:family="paragraph" style:parent-style-name="Standard">
      <style:text-properties officeooo:rsid="000806ab" officeooo:paragraph-rsid="000afde5"/>
    </style:style>
    <style:style style:name="P7" style:family="paragraph" style:parent-style-name="Standard">
      <style:text-properties officeooo:rsid="0028f97b" officeooo:paragraph-rsid="0028f97b"/>
    </style:style>
    <style:style style:name="P8" style:family="paragraph" style:parent-style-name="Standard">
      <style:text-properties officeooo:rsid="0028f97b" officeooo:paragraph-rsid="003aca98"/>
    </style:style>
    <style:style style:name="P9" style:family="paragraph" style:parent-style-name="Standard">
      <style:text-properties officeooo:rsid="002be975" officeooo:paragraph-rsid="002be975"/>
    </style:style>
    <style:style style:name="P10" style:family="paragraph" style:parent-style-name="Standard">
      <style:text-properties officeooo:rsid="002be975" officeooo:paragraph-rsid="003aca98"/>
    </style:style>
    <style:style style:name="P11" style:family="paragraph" style:parent-style-name="Standard">
      <style:text-properties officeooo:rsid="002f5f5b" officeooo:paragraph-rsid="002f5f5b"/>
    </style:style>
    <style:style style:name="P12" style:family="paragraph" style:parent-style-name="Standard">
      <style:text-properties officeooo:rsid="002f5f5b" officeooo:paragraph-rsid="003aca98"/>
    </style:style>
    <style:style style:name="P13" style:family="paragraph" style:parent-style-name="Standard">
      <style:text-properties officeooo:rsid="002f8c9e" officeooo:paragraph-rsid="002f8c9e"/>
    </style:style>
    <style:style style:name="P14" style:family="paragraph" style:parent-style-name="Standard">
      <style:text-properties officeooo:rsid="002f8c9e" officeooo:paragraph-rsid="003aca98"/>
    </style:style>
    <style:style style:name="P15" style:family="paragraph" style:parent-style-name="Standard">
      <style:text-properties officeooo:rsid="00311f30" officeooo:paragraph-rsid="00311f30"/>
    </style:style>
    <style:style style:name="P16" style:family="paragraph" style:parent-style-name="Standard">
      <style:text-properties officeooo:rsid="00311f30" officeooo:paragraph-rsid="003aca98"/>
    </style:style>
    <style:style style:name="P17" style:family="paragraph" style:parent-style-name="Standard">
      <style:text-properties officeooo:rsid="003917c2" officeooo:paragraph-rsid="003917c2"/>
    </style:style>
    <style:style style:name="P18" style:family="paragraph" style:parent-style-name="Standard">
      <style:text-properties officeooo:rsid="003917c2" officeooo:paragraph-rsid="003aca98"/>
    </style:style>
    <style:style style:name="P19" style:family="paragraph" style:parent-style-name="Text_20_body">
      <style:text-properties officeooo:paragraph-rsid="00166859"/>
    </style:style>
    <style:style style:name="P20" style:family="paragraph" style:parent-style-name="Text_20_body">
      <style:text-properties officeooo:rsid="00235314" officeooo:paragraph-rsid="00235314"/>
    </style:style>
    <style:style style:name="P21" style:family="paragraph" style:parent-style-name="Text_20_body">
      <style:text-properties officeooo:rsid="00235314" officeooo:paragraph-rsid="003aca98"/>
    </style:style>
    <style:style style:name="P22" style:family="paragraph" style:parent-style-name="Text_20_body">
      <style:text-properties officeooo:rsid="0042b633" officeooo:paragraph-rsid="0042b633"/>
    </style:style>
    <style:style style:name="P23" style:family="paragraph" style:parent-style-name="Text_20_body">
      <style:paragraph-properties fo:text-align="center" style:justify-single-word="false"/>
      <style:text-properties officeooo:rsid="004cf646" officeooo:paragraph-rsid="004cf646"/>
    </style:style>
    <style:style style:name="P24" style:family="paragraph" style:parent-style-name="Text_20_body">
      <style:paragraph-properties fo:text-align="center" style:justify-single-word="false"/>
      <style:text-properties officeooo:rsid="004d6416" officeooo:paragraph-rsid="004d6416"/>
    </style:style>
    <style:style style:name="P25" style:family="paragraph" style:parent-style-name="Heading_20_3">
      <style:text-properties officeooo:paragraph-rsid="003aca98"/>
    </style:style>
    <style:style style:name="T1" style:family="text">
      <style:text-properties officeooo:rsid="00091f1f"/>
    </style:style>
    <style:style style:name="T2" style:family="text">
      <style:text-properties officeooo:rsid="00101587"/>
    </style:style>
    <style:style style:name="T3" style:family="text">
      <style:text-properties officeooo:rsid="00164e56"/>
    </style:style>
    <style:style style:name="T4" style:family="text">
      <style:text-properties officeooo:rsid="001867d8"/>
    </style:style>
    <style:style style:name="T5" style:family="text">
      <style:text-properties officeooo:rsid="0028f97b"/>
    </style:style>
    <style:style style:name="T6" style:family="text">
      <style:text-properties officeooo:rsid="00299bd7"/>
    </style:style>
    <style:style style:name="T7" style:family="text">
      <style:text-properties officeooo:rsid="002c411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65768"/>
    </style:style>
    <style:style style:name="T10" style:family="text">
      <style:text-properties officeooo:rsid="003c4754"/>
    </style:style>
    <style:style style:name="T11" style:family="text">
      <style:text-properties officeooo:rsid="003ce8be"/>
    </style:style>
    <style:style style:name="T12" style:family="text">
      <style:text-properties officeooo:rsid="0045fb7f"/>
    </style:style>
    <style:style style:name="T13" style:family="text">
      <style:text-properties officeooo:rsid="004cf6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itle">ChatOnLine 项目接口文档草稿</text:p>
      <text:p text:style-name="P23">2015-05-19 19:58</text:p>
      <text:p text:style-name="P24">冀宇航</text:p>
      <text:p text:style-name="P5"/>
      <text:h text:style-name="Heading_20_2" text:outline-level="2"><text:span text:style-name="T3">1. </text:span>简述</text:h>
      <text:p text:style-name="P6">本项目采用传统的<text:span text:style-name="T1">Client / Server 模型。服务器对外提供 Tcp 接口。IP地址为116.251.208.100, 端口号为2020。</text:span></text:p>
      <text:p text:style-name="P6"/>
      <text:h text:style-name="Heading_20_2" text:outline-level="2"><text:span text:style-name="T3">2. </text:span>客户端连接方式简介</text:h>
      <text:h text:style-name="Heading_20_3" text:outline-level="3"><text:span text:style-name="T3">2.1 </text:span>长连接</text:h>
      <text:p text:style-name="Text_20_body">客户端向服务器发起<text:span text:style-name="T2">TCP连接，连接建立成功之后一直保持连接状态，断线后立即重新连接。客户端通过此长连接，与服务器进行通信。</text:span></text:p>
      <text:h text:style-name="Heading_20_3" text:outline-level="3"><text:span text:style-name="T3">2.2 数据格式</text:span></text:h>
      <text:p text:style-name="P19">客户端与服务器通信所发送的数据为json格式<text:span text:style-name="T4">。暂时只支持这一种，后续可能增加google protobuf格式支持。json中所有的字符串中不能包含”\r\n”这两个换行符，客户端在生成json字符串之后必须在其后加上”\r\n”两个字符。因为服务器根据这两个字符对消息进行分包操作。服务器对客户端发送的数据亦是如此。</text:span></text:p>
      <text:h text:style-name="Heading_20_3" text:outline-level="3">2.3 聊天通信方式</text:h>
      <text:p text:style-name="P22">客户端A与客户端B通信。A发送3.1消息给服务器，服务器收到之后立即进行处理，并将处理后的消息发送给B。</text:p>
      <text:p text:style-name="P22">如果是群里发消息<text:span text:style-name="T12">，服务器会发送给在这个群里的每一个人。客户端根据receiver字段来判断消息是发给自己或者群</text:span></text:p>
      <text:h text:style-name="Heading_20_2" text:outline-level="2">3. 接口</text:h>
      <text:h text:style-name="Heading_20_3" text:outline-level="3">3.1 客户端发送消息给服务器</text:h>
      <text:p text:style-name="P20">发送内容如下:</text:p>
      <text:p text:style-name="P1">{</text:p>
      <text:p text:style-name="P1"><text:s text:c="4"/>"type" : "send_msg",</text:p>
      <text:p text:style-name="P1"><text:s text:c="4"/>"data": [</text:p>
      <text:p text:style-name="P1"><text:s text:c="8"/>{</text:p>
      <text:p text:style-name="P2"><text:s text:c="18"/>"id" <text:s/>: <text:s/>"101",</text:p>
      <text:p text:style-name="P2"><text:s text:c="13"/>"content" <text:s/>: <text:s/>"content",</text:p>
      <text:p text:style-name="P2"><text:s text:c="14"/>"sender" <text:s/>: <text:s/>"liangjie",</text:p>
      <text:p text:style-name="P2"><text:soft-page-break/><text:s text:c="12"/>"receiver" <text:s/>: <text:s/>"group202"</text:p>
      <text:p text:style-name="P1"><text:s text:c="8"/>}</text:p>
      <text:p text:style-name="P1"><text:s text:c="4"/>]</text:p>
      <text:p text:style-name="P1">}</text:p>
      <text:p text:style-name="P1">字段解释<text:span text:style-name="T5">：</text:span></text:p>
      <text:p text:style-name="P7"><text:span text:style-name="T8">type</text:span> : 此json结构的名称<text:span text:style-name="T6">。服务器依赖此字段来判断json的结构，并进行解析。在此接口中固定为send_msg</text:span></text:p>
      <text:p text:style-name="P7"/>
      <text:p text:style-name="P9"><text:span text:style-name="T8">data</text:span>: json数组<text:span text:style-name="T7">，内嵌多个或一个具体的消息内容</text:span></text:p>
      <text:p text:style-name="P9"/>
      <text:p text:style-name="P3">{</text:p>
      <text:p text:style-name="P3"><text:s text:c="18"/>"id" <text:s/>: <text:s/>"101",</text:p>
      <text:p text:style-name="P3"><text:s text:c="13"/>"content" <text:s/>: <text:s/>"content",</text:p>
      <text:p text:style-name="P3"><text:s text:c="14"/>"sender" <text:s/>: <text:s/>"liangjie",</text:p>
      <text:p text:style-name="P3"><text:s text:c="12"/>"receiver" <text:s/>: <text:s/>"group202"</text:p>
      <text:p text:style-name="P3"><text:s/>}</text:p>
      <text:p text:style-name="P11">: 上述整体为一个data数组其中的一个object，即一条具体的消息</text:p>
      <text:p text:style-name="P11"/>
      <text:p text:style-name="P13"><text:span text:style-name="T8">id</text:span>: 消息id（客户端生成每一个消息时递增分配，保证其唯一）</text:p>
      <text:p text:style-name="P15"><text:span text:style-name="T8">content</text:span>: 消息的具体内容<text:span text:style-name="T9">，即某人说的话（注意其中不能有”\r\n”字符，如需要换行，用”&lt;br/&gt;”替换之）</text:span></text:p>
      <text:p text:style-name="P17"><text:span text:style-name="T8">sender</text:span>: 发消息人的id</text:p>
      <text:p text:style-name="P17"><text:span text:style-name="T8">receiver</text:span>: 接受人的id （服务器根据id判断是发送给个人或者发送给群）</text:p>
      <text:p text:style-name="P17"/>
      <text:h text:style-name="P25" text:outline-level="3">3.<text:span text:style-name="T10">2 服务器将消息转发给其他客户端</text:span></text:h>
      <text:p text:style-name="P21">发送内容如下:</text:p>
      <text:p text:style-name="P4">{</text:p>
      <text:p text:style-name="P4"><text:s text:c="4"/>"type" : "<text:span text:style-name="T11">new</text:span>_msg",</text:p>
      <text:p text:style-name="P4"><text:s text:c="4"/>"data": [</text:p>
      <text:p text:style-name="P4"><text:s text:c="8"/>{</text:p>
      <text:p text:style-name="P4"><text:s text:c="18"/>"id" <text:s/>: <text:s/>"101",</text:p>
      <text:p text:style-name="P4"><text:s text:c="13"/>"content" <text:s/>: <text:s/>"content",</text:p>
      <text:p text:style-name="P4"><text:s text:c="14"/>"sender" <text:s/>: <text:s/>"liangjie",</text:p>
      <text:p text:style-name="P4"><text:s text:c="12"/>"receiver" <text:s/>: <text:s/>"group202"</text:p>
      <text:p text:style-name="P4"><text:s text:c="8"/>}</text:p>
      <text:p text:style-name="P4"><text:s text:c="4"/>]</text:p>
      <text:p text:style-name="P4">}</text:p>
      <text:p text:style-name="P4">字段解释<text:span text:style-name="T5">：</text:span></text:p>
      <text:p text:style-name="P8"><text:span text:style-name="T8">type</text:span> : 此json结构的名称<text:span text:style-name="T6">。在此接口中固定为new_msg</text:span></text:p>
      <text:p text:style-name="P8"/>
      <text:p text:style-name="P10"><text:span text:style-name="T8">data</text:span>: json数组<text:span text:style-name="T7">，内嵌多个或一个具体的消息内容</text:span></text:p>
      <text:p text:style-name="P10"/>
      <text:p text:style-name="P4">{</text:p>
      <text:p text:style-name="P4"><text:s text:c="18"/>"id" <text:s/>: <text:s/>"101",</text:p>
      <text:p text:style-name="P4"><text:s text:c="13"/>"content" <text:s/>: <text:s/>"content",</text:p>
      <text:p text:style-name="P4"><text:s text:c="14"/>"sender" <text:s/>: <text:s/>"liangjie",</text:p>
      <text:p text:style-name="P4"><text:s text:c="12"/>"receiver" <text:s/>: <text:s/>"group202"</text:p>
      <text:p text:style-name="P4"><text:s/>}</text:p>
      <text:p text:style-name="P12">: 上述整体为一个data数组其中的一个object，即一条具体的消息</text:p>
      <text:p text:style-name="P12"/>
      <text:p text:style-name="P14"><text:soft-page-break/><text:span text:style-name="T8">id</text:span>: 消息id</text:p>
      <text:p text:style-name="P16"><text:span text:style-name="T8">content</text:span>: 消息的具体内容<text:span text:style-name="T9">，即某人说的话（”&lt;br/&gt;”表示换行）</text:span></text:p>
      <text:p text:style-name="P18"><text:span text:style-name="T8">sender</text:span>: 发消息人的id</text:p>
      <text:p text:style-name="P18"><text:span text:style-name="T8">receiver</text:span>: 接受人的id </text:p>
      <text:p text:style-name="P18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19:24:48.539730314</meta:creation-date>
    <dc:date>2015-05-19T19:59:03.295088150</dc:date>
    <meta:editing-duration>PT32M40S</meta:editing-duration>
    <meta:editing-cycles>65</meta:editing-cycles>
    <meta:generator>LibreOffice/4.2.8.2$Linux_X86_64 LibreOffice_project/420m0$Build-2</meta:generator>
    <meta:document-statistic meta:table-count="0" meta:image-count="0" meta:object-count="0" meta:page-count="3" meta:paragraph-count="68" meta:word-count="779" meta:character-count="1721" meta:non-whitespace-character-count="1296"/>
  </office:meta>
</office:document-meta>
</file>